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/>
    <style:font-face style:name="NimbusRoman" svg:font-family="NimbusRoman"/>
    <style:font-face style:name="NimbusRomanRegular" svg:font-family="NimbusRomanRegular"/>
    <style:font-face style:name="NimbusSans1" svg:font-family="NimbusSans"/>
    <style:font-face style:name="Bitstream Vera Sans" svg:font-family="'Bitstream Vera Sans'" style:font-pitch="variable"/>
    <style:font-face style:name="Liberation Serif2" svg:font-family="'Liberation Serif'" style:font-pitch="variable"/>
    <style:font-face style:name="Nimbus Roman" svg:font-family="'Nimbus Roman'" style:font-pitch="variable"/>
    <style:font-face style:name="NimbusRoman1" svg:font-family="NimbusRoman" style:font-pitch="variable"/>
    <style:font-face style:name="NimbusRomanRegular1" svg:font-family="NimbusRomanRegular" style:font-pitch="variable"/>
    <style:font-face style:name="NimbusSans" svg:font-family="Nimbus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erif1" svg:font-family="'Liberation Serif'" style:font-family-generic="swiss" style:font-pitch="variable"/>
    <style:font-face style:name="Nimbus Sans" svg:font-family="'Nimbus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2.25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19cm" svg:stroke-color="#000000" draw:stroke-linejoin="miter" svg:stroke-linecap="square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39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37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9cm" fo:min-width="3.33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2.02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75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54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83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90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4.66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4.6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4.71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7.41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48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9.08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8.48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8.92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85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78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20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8.9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7.51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2.69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2.52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4.55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2.18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80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4.87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4.24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61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90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576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169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82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5.865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2.301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21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5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88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2.99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3.19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2.83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24cm" fo:min-width="2.1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536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6.051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9.48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1.733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34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502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671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36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63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994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28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9.306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59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10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9.116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7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77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985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1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9.08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69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806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9.272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073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9.353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9.293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9.344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427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272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4.01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019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53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4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947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768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9.099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33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961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823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62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36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9.137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938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9.374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959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87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5.068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625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9.204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9.12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909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262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908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292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63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976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628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557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747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603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9.264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658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9.259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793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196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434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117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3.125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93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582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9.154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951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514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3.016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93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9.044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9.199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569cm" fo:min-width="3.749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3.368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699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9.192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227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4.079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3.69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  <style:text-properties style:font-name="Nimbus Sans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style:font-name="Nimbus Sans" fo:font-size="20pt" style:font-size-asian="20pt" style:font-size-complex="20pt"/>
    </style:style>
    <style:style style:name="P4" style:family="paragraph">
      <loext:graphic-properties draw:fill="none"/>
      <style:text-properties style:font-name="Nimbus Sans"/>
    </style:style>
    <style:style style:name="P5" style:family="paragraph">
      <loext:graphic-properties draw:fill="none"/>
      <style:paragraph-properties fo:text-align="start" style:writing-mode="lr-tb"/>
      <style:text-properties style:font-name="Nimbus Sans" fo:font-size="8pt" style:font-size-asian="8pt" style:font-size-complex="8pt"/>
    </style:style>
    <style:style style:name="P6" style:family="paragraph">
      <loext:graphic-properties draw:fill="none"/>
      <style:paragraph-properties fo:text-align="start" style:writing-mode="lr-tb"/>
      <style:text-properties style:font-name="Nimbus Sans" fo:font-size="10pt" style:font-size-asian="10pt" style:font-size-complex="10pt"/>
    </style:style>
    <style:style style:name="P7" style:family="paragraph">
      <loext:graphic-properties draw:fill="none"/>
      <style:paragraph-properties fo:text-align="start" style:writing-mode="lr-tb"/>
      <style:text-properties style:font-name="Nimbus Sans" fo:font-size="16pt" style:font-size-asian="16pt" style:font-size-complex="16pt"/>
    </style:style>
    <style:style style:name="P8" style:family="paragraph">
      <style:paragraph-properties fo:text-align="start" style:writing-mode="lr-tb"/>
      <style:text-properties style:font-name="Nimbus Sans"/>
    </style:style>
    <style:style style:name="P9" style:family="paragraph">
      <loext:graphic-properties draw:fill="none"/>
      <style:text-properties style:font-name="Nimbus Sans" fo:font-size="12pt" style:font-size-asian="12pt" style:font-size-complex="12pt"/>
    </style:style>
    <style:style style:name="P10" style:family="paragraph">
      <loext:graphic-properties draw:fill="solid" draw:fill-color="#ffffff"/>
      <style:text-properties style:font-name="Nimbus Roman"/>
    </style:style>
    <style:style style:name="P11" style:family="paragraph">
      <loext:graphic-properties draw:fill="none"/>
      <style:paragraph-properties fo:text-align="start" style:writing-mode="lr-tb"/>
      <style:text-properties style:font-name="Nimbus Sans" fo:font-size="12pt" style:font-size-asian="12pt" style:font-size-complex="12pt"/>
    </style:style>
    <style:style style:name="P12" style:family="paragraph">
      <loext:graphic-properties draw:fill="none"/>
      <style:paragraph-properties fo:text-align="start" style:writing-mode="lr-tb"/>
      <style:text-properties style:font-name="Nimbus Sans" fo:font-size="14pt" style:font-size-asian="14pt" style:font-size-complex="14pt"/>
    </style:style>
    <style:style style:name="P13" style:family="paragraph">
      <loext:graphic-properties draw:fill="none"/>
      <style:paragraph-properties fo:text-align="start" style:writing-mode="lr-tb"/>
      <style:text-properties style:font-name="Nimbus Roman" fo:font-size="12pt" style:font-size-asian="12pt" style:font-size-complex="12pt"/>
    </style:style>
    <style:style style:name="P14" style:family="paragraph">
      <loext:graphic-properties draw:fill="none"/>
      <style:text-properties style:font-name="Nimbus Roman"/>
    </style:style>
    <style:style style:name="P15" style:family="paragraph">
      <loext:graphic-properties draw:fill="none"/>
      <style:paragraph-properties fo:text-align="start" style:writing-mode="lr-tb"/>
      <style:text-properties style:font-name="Nimbus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style:font-name="Nimbus Sans" fo:font-size="20pt" fo:font-weight="bold" style:font-size-asian="20pt" style:font-name-complex="NimbusSans1" style:font-size-complex="20pt" style:font-weight-complex="bold"/>
    </style:style>
    <style:style style:name="T2" style:family="text">
      <style:text-properties fo:color="#000000" style:font-name="Nimbus Sans" fo:font-size="8pt" style:font-size-asian="8pt" style:font-name-complex="NimbusSans1" style:font-size-complex="8pt"/>
    </style:style>
    <style:style style:name="T3" style:family="text">
      <style:text-properties fo:color="#000000" style:font-name="Nimbus Sans" fo:font-size="10pt" style:font-size-asian="10pt" style:font-name-complex="NimbusSans1" style:font-size-complex="10pt"/>
    </style:style>
    <style:style style:name="T4" style:family="text">
      <style:text-properties fo:color="#000000" style:font-name="Nimbus Sans" fo:font-size="16pt" style:font-size-asian="16pt" style:font-name-complex="NimbusSans1" style:font-size-complex="16pt"/>
    </style:style>
    <style:style style:name="T5" style:family="text">
      <style:text-properties fo:color="#000000" style:font-name="Nimbus Sans" fo:font-size="12pt" style:font-size-asian="12pt" style:font-name-complex="Helvetica" style:font-size-complex="12pt"/>
    </style:style>
    <style:style style:name="T6" style:family="text">
      <style:text-properties fo:color="#000000" style:font-name="Nimbus Sans" fo:font-size="12pt" style:font-size-asian="12pt" style:font-name-complex="NimbusSans1" style:font-size-complex="12pt"/>
    </style:style>
    <style:style style:name="T7" style:family="text">
      <style:text-properties fo:color="#000000" style:font-name="Nimbus Sans" fo:font-size="14pt" style:font-size-asian="14pt" style:font-name-complex="NimbusRomanRegular" style:font-size-complex="14pt"/>
    </style:style>
    <style:style style:name="T8" style:family="text">
      <style:text-properties fo:color="#000000" style:font-name="Nimbus Roman" fo:font-size="12pt" style:font-size-asian="12pt" style:font-name-complex="NimbusRomanRegular" style:font-size-complex="12pt"/>
    </style:style>
    <style:style style:name="T9" style:family="text">
      <style:text-properties fo:color="#000000" style:font-name="Nimbus Sans" fo:font-size="14pt" fo:font-weight="bold" style:font-size-asian="14pt" style:font-name-complex="NimbusRoman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3" draw:layer="layout" svg:width="12.253cm" svg:height="0.708cm" svg:x="4.678cm" svg:y="1.498cm">
          <draw:text-box>
            <text:p text:style-name="P2"><text:span text:style-name="T1">Pr</text:span><text:span text:style-name="T1">ot</text:span><text:span text:style-name="T1">os</text:span><text:span text:style-name="T1">pa</text:span><text:span text:style-name="T1">ce </text:span><text:span text:style-name="T1">Me</text:span><text:span text:style-name="T1">mb</text:span><text:span text:style-name="T1">er</text:span><text:span text:style-name="T1">shi</text:span><text:span text:style-name="T1">p </text:span><text:span text:style-name="T1">Ap</text:span><text:span text:style-name="T1">pli</text:span><text:span text:style-name="T1">cat</text:span><text:span text:style-name="T1">ion</text:span></text:p>
          </draw:text-box>
        </draw:frame>
        <draw:polygon draw:style-name="gr3" draw:text-style-name="P4" draw:layer="layout" svg:width="6.502cm" svg:height="1cm" svg:x="0.999cm" svg:y="3.05cm" svg:viewBox="0 0 6503 1001" draw:points="0,0 6503,0 6503,1001 0,1001">
          <text:p/>
        </draw:polygon>
        <draw:polygon draw:style-name="gr3" draw:text-style-name="P4" draw:layer="layout" svg:width="6.5cm" svg:height="1cm" svg:x="7.499cm" svg:y="3.05cm" svg:viewBox="0 0 6501 1001" draw:points="0,0 6501,0 6501,1001 0,1001">
          <text:p/>
        </draw:polygon>
        <draw:polygon draw:style-name="gr3" draw:text-style-name="P4" draw:layer="layout" svg:width="6.501cm" svg:height="1cm" svg:x="13.998cm" svg:y="3.05cm" svg:viewBox="0 0 6502 1001" draw:points="0,0 6502,0 6502,1001 0,1001">
          <text:p/>
        </draw:polygon>
        <draw:frame draw:style-name="gr4" draw:text-style-name="P5" draw:layer="layout" svg:width="1.391cm" svg:height="0.285cm" svg:x="1.199cm" svg:y="3.145cm">
          <draw:text-box>
            <text:p text:style-name="P2"><text:span text:style-name="T2">First Name</text:span></text:p>
          </draw:text-box>
        </draw:frame>
        <draw:polygon draw:style-name="gr3" draw:text-style-name="P4" draw:layer="layout" svg:width="8.5cm" svg:height="1.002cm" svg:x="0.999cm" svg:y="4.049cm" svg:viewBox="0 0 8501 1003" draw:points="0,0 8501,0 8501,1003 0,1003">
          <text:p/>
        </draw:polygon>
        <draw:frame draw:style-name="gr5" draw:text-style-name="P5" draw:layer="layout" svg:width="1.374cm" svg:height="0.285cm" svg:x="7.701cm" svg:y="3.145cm">
          <draw:text-box>
            <text:p text:style-name="P2"><text:span text:style-name="T2">Last </text:span><text:span text:style-name="T2">Name</text:span></text:p>
          </draw:text-box>
        </draw:frame>
        <draw:polygon draw:style-name="gr3" draw:text-style-name="P4" draw:layer="layout" svg:width="6.5cm" svg:height="1.002cm" svg:x="9.499cm" svg:y="4.049cm" svg:viewBox="0 0 6501 1003" draw:points="0,0 6501,0 6501,1003 0,1003">
          <text:p/>
        </draw:polygon>
        <draw:frame draw:style-name="gr6" draw:text-style-name="P5" draw:layer="layout" svg:width="3.334cm" svg:height="0.569cm" svg:x="14.199cm" svg:y="3.145cm">
          <draw:text-box>
            <text:p text:style-name="P2"><text:span text:style-name="T2">Preferred Name (Optional)</text:span></text:p>
          </draw:text-box>
        </draw:frame>
        <draw:frame draw:style-name="gr7" draw:text-style-name="P5" draw:layer="layout" svg:width="2.021cm" svg:height="0.285cm" svg:x="1.199cm" svg:y="4.144cm">
          <draw:text-box>
            <text:p text:style-name="P2"><text:span text:style-name="T2">Mailing Address</text:span></text:p>
          </draw:text-box>
        </draw:frame>
        <draw:polygon draw:style-name="gr3" draw:text-style-name="P4" draw:layer="layout" svg:width="4.502cm" svg:height="1.002cm" svg:x="15.999cm" svg:y="4.049cm" svg:viewBox="0 0 4503 1003" draw:points="0,0 4503,0 4503,1003 0,1003">
          <text:p/>
        </draw:polygon>
        <draw:polygon draw:style-name="gr3" draw:text-style-name="P4" draw:layer="layout" svg:width="10.502cm" svg:height="1cm" svg:x="0.999cm" svg:y="5.05cm" svg:viewBox="0 0 10503 1001" draw:points="0,0 10503,0 10503,1001 0,1001">
          <text:p/>
        </draw:polygon>
        <draw:frame draw:style-name="gr8" draw:text-style-name="P5" draw:layer="layout" svg:width="1.759cm" svg:height="0.285cm" svg:x="9.701cm" svg:y="4.144cm">
          <draw:text-box>
            <text:p text:style-name="P2"><text:span text:style-name="T2">City, Province</text:span></text:p>
          </draw:text-box>
        </draw:frame>
        <draw:polygon draw:style-name="gr3" draw:text-style-name="P4" draw:layer="layout" svg:width="9.002cm" svg:height="1cm" svg:x="11.499cm" svg:y="5.05cm" svg:viewBox="0 0 9003 1001" draw:points="0,0 9003,0 9003,1001 0,1001">
          <text:p/>
        </draw:polygon>
        <draw:frame draw:style-name="gr9" draw:text-style-name="P5" draw:layer="layout" svg:width="1.547cm" svg:height="0.285cm" svg:x="16.2cm" svg:y="4.144cm">
          <draw:text-box>
            <text:p text:style-name="P2"><text:span text:style-name="T2">Postal Code</text:span></text:p>
          </draw:text-box>
        </draw:frame>
        <draw:polygon draw:style-name="gr3" draw:text-style-name="P4" draw:layer="layout" svg:width="19.502cm" svg:height="1.002cm" svg:x="0.999cm" svg:y="6.049cm" svg:viewBox="0 0 19503 1003" draw:points="0,0 19503,0 19503,1003 0,1003">
          <text:p/>
        </draw:polygon>
        <draw:frame draw:style-name="gr10" draw:text-style-name="P5" draw:layer="layout" svg:width="1.835cm" svg:height="0.285cm" svg:x="1.199cm" svg:y="5.146cm">
          <draw:text-box>
            <text:p text:style-name="P2"><text:span text:style-name="T2">Email Address</text:span></text:p>
          </draw:text-box>
        </draw:frame>
        <draw:polygon draw:style-name="gr3" draw:text-style-name="P4" draw:layer="layout" svg:width="10.502cm" svg:height="1.002cm" svg:x="0.999cm" svg:y="7.048cm" svg:viewBox="0 0 10503 1003" draw:points="0,0 10503,0 10503,1003 0,1003">
          <text:p/>
        </draw:polygon>
        <draw:frame draw:style-name="gr11" draw:text-style-name="P5" draw:layer="layout" svg:width="1.903cm" svg:height="0.285cm" svg:x="11.702cm" svg:y="5.146cm">
          <draw:text-box>
            <text:p text:style-name="P2"><text:span text:style-name="T2">Phone Number</text:span></text:p>
          </draw:text-box>
        </draw:frame>
        <draw:polygon draw:style-name="gr3" draw:text-style-name="P4" draw:layer="layout" svg:width="9.002cm" svg:height="1.002cm" svg:x="11.499cm" svg:y="7.048cm" svg:viewBox="0 0 9003 1003" draw:points="0,0 9003,0 9003,1003 0,1003">
          <text:p/>
        </draw:polygon>
        <draw:frame draw:style-name="gr12" draw:text-style-name="P5" draw:layer="layout" svg:width="4.663cm" svg:height="0.285cm" svg:x="1.199cm" svg:y="6.144cm">
          <draw:text-box>
            <text:p text:style-name="P2"><text:span text:style-name="T2">How did you hear about Protospace?</text:span></text:p>
          </draw:text-box>
        </draw:frame>
        <draw:polygon draw:style-name="gr3" draw:text-style-name="P4" draw:layer="layout" svg:width="12.001cm" svg:height="1.002cm" svg:x="0.999cm" svg:y="8.349cm" svg:viewBox="0 0 12002 1003" draw:points="0,0 12002,0 12002,1003 0,1003">
          <text:p/>
        </draw:polygon>
        <draw:frame draw:style-name="gr13" draw:text-style-name="P5" draw:layer="layout" svg:width="4.65cm" svg:height="0.285cm" svg:x="1.199cm" svg:y="7.146cm">
          <draw:text-box>
            <text:p text:style-name="P2"><text:span text:style-name="T2">Emergency Contact Name (Optional)</text:span></text:p>
          </draw:text-box>
        </draw:frame>
        <draw:frame draw:style-name="gr14" draw:text-style-name="P5" draw:layer="layout" svg:width="4.714cm" svg:height="0.285cm" svg:x="11.702cm" svg:y="7.146cm">
          <draw:text-box>
            <text:p text:style-name="P2"><text:span text:style-name="T2">Emergency Contact Phone (Optional)</text:span></text:p>
          </draw:text-box>
        </draw:frame>
        <draw:frame draw:style-name="gr15" draw:text-style-name="P5" draw:layer="layout" svg:width="7.419cm" svg:height="0.285cm" svg:x="1.199cm" svg:y="8.444cm">
          <draw:text-box>
            <text:p text:style-name="P2"><text:span text:style-name="T2">Students - Institution Name and Course of Study (Optional)</text:span></text:p>
          </draw:text-box>
        </draw:frame>
        <draw:frame draw:style-name="gr16" draw:text-style-name="P6" draw:layer="layout" svg:width="15.488cm" svg:height="0.352cm" svg:x="1.101cm" svg:y="9.698cm">
          <draw:text-box>
            <text:p text:style-name="P2"><text:span text:style-name="T3">I confirm that the information I have provided is true and correct. I promise to be excellent to people.</text:span></text:p>
          </draw:text-box>
        </draw:frame>
        <draw:frame draw:style-name="gr17" draw:text-style-name="P6" draw:layer="layout" svg:width="19.082cm" svg:height="0.352cm" svg:x="1.101cm" svg:y="10.499cm">
          <draw:text-box>
            <text:p text:style-name="P2"><text:span text:style-name="T3">I am aware of, and will abide by, the member responsibilities listed in the Bylaws of Calgary Protospace, Ltd. <text:s/>I have signed</text:span></text:p>
          </draw:text-box>
        </draw:frame>
        <draw:frame draw:style-name="gr18" draw:text-style-name="P6" draw:layer="layout" svg:width="18.489cm" svg:height="0.352cm" svg:x="1.101cm" svg:y="10.901cm">
          <draw:text-box>
            <text:p text:style-name="P2"><text:span text:style-name="T3">or will sign a "Release of Liability, Waiver of Claims, Assumption of Risks and Indemnity Agreement". <text:s/>I release Calgary</text:span></text:p>
          </draw:text-box>
        </draw:frame>
        <draw:frame draw:style-name="gr19" draw:text-style-name="P6" draw:layer="layout" svg:width="18.929cm" svg:height="0.352cm" svg:x="1.101cm" svg:y="11.3cm">
          <draw:text-box>
            <text:p text:style-name="P2"><text:span text:style-name="T3">Protospace Limited, its members, directors, staff and agents from any and all liability arising out of this application, my use</text:span></text:p>
          </draw:text-box>
        </draw:frame>
        <draw:frame draw:style-name="gr20" draw:text-style-name="P6" draw:layer="layout" svg:width="16.855cm" svg:height="0.352cm" svg:x="1.101cm" svg:y="11.699cm">
          <draw:text-box>
            <text:p text:style-name="P2"><text:span text:style-name="T3">of equipment, tools or space at Protospace and my participation in any Protospace program, facility or event.</text:span></text:p>
          </draw:text-box>
        </draw:frame>
        <draw:frame draw:style-name="gr21" draw:text-style-name="P6" draw:layer="layout" svg:width="17.782cm" svg:height="0.352cm" svg:x="1.101cm" svg:y="12.499cm">
          <draw:text-box>
            <text:p text:style-name="P2"><text:span text:style-name="T3">I agree to pay the required dues for membership. I understand that failure to do this may result in termination of my</text:span></text:p>
          </draw:text-box>
        </draw:frame>
        <draw:polygon draw:style-name="gr3" draw:text-style-name="P4" draw:layer="layout" svg:width="14.5cm" svg:height="1.001cm" svg:x="0.999cm" svg:y="14.449cm" svg:viewBox="0 0 14501 1002" draw:points="0,0 14501,0 14501,1002 0,1002">
          <text:p/>
        </draw:polygon>
        <draw:frame draw:style-name="gr22" draw:text-style-name="P6" draw:layer="layout" svg:width="16.207cm" svg:height="0.352cm" svg:x="1.101cm" svg:y="12.902cm">
          <draw:text-box>
            <text:p text:style-name="P2"><text:span text:style-name="T3">membership. I understand that dues will continue to be charged unless I request to end my membership.</text:span></text:p>
          </draw:text-box>
        </draw:frame>
        <draw:polygon draw:style-name="gr3" draw:text-style-name="P4" draw:layer="layout" svg:width="5cm" svg:height="1.001cm" svg:x="15.499cm" svg:y="14.449cm" svg:viewBox="0 0 5001 1002" draw:points="0,0 5001,0 5001,1002 0,1002">
          <text:p/>
        </draw:polygon>
        <draw:frame draw:style-name="gr23" draw:text-style-name="P6" draw:layer="layout" svg:width="18.98cm" svg:height="0.352cm" svg:x="1.101cm" svg:y="13.699cm">
          <draw:text-box>
            <text:p text:style-name="P2"><text:span text:style-name="T3">I am also aware that my application is subject to review and a probationary period before my membership becomes active.</text:span></text:p>
          </draw:text-box>
        </draw:frame>
        <draw:frame draw:style-name="gr24" draw:text-style-name="P5" draw:layer="layout" svg:width="7.516cm" svg:height="0.285cm" svg:x="1.199cm" svg:y="14.544cm">
          <draw:text-box>
            <text:p text:style-name="P2"><text:span text:style-name="T2">Signature of Applicant or the Applicant's Parent or Guardian</text:span></text:p>
          </draw:text-box>
        </draw:frame>
        <draw:polygon draw:style-name="gr3" draw:text-style-name="P4" draw:layer="layout" svg:width="19.502cm" svg:height="1.501cm" svg:x="0.999cm" svg:y="15.649cm" svg:viewBox="0 0 19503 1502" draw:points="0,0 19503,0 19503,1502 0,1502">
          <text:p/>
        </draw:polygon>
        <draw:frame draw:style-name="gr25" draw:text-style-name="P5" draw:layer="layout" svg:width="2.694cm" svg:height="0.285cm" svg:x="15.699cm" svg:y="14.544cm">
          <draw:text-box>
            <text:p text:style-name="P2"><text:span text:style-name="T2">Date (YYYY-MM-DD)</text:span></text:p>
          </draw:text-box>
        </draw:frame>
        <draw:polygon draw:style-name="gr3" draw:text-style-name="P4" draw:layer="layout" svg:width="5.501cm" svg:height="1.003cm" svg:x="0.999cm" svg:y="18.248cm" svg:viewBox="0 0 5502 1004" draw:points="0,0 5502,0 5502,1004 0,1004">
          <text:p/>
        </draw:polygon>
        <draw:frame draw:style-name="gr26" draw:text-style-name="P5" draw:layer="layout" svg:width="2.525cm" svg:height="0.285cm" svg:x="1.199cm" svg:y="15.747cm">
          <draw:text-box>
            <text:p text:style-name="P2"><text:span text:style-name="T2">Notes or Comments</text:span></text:p>
          </draw:text-box>
        </draw:frame>
        <draw:polygon draw:style-name="gr3" draw:text-style-name="P4" draw:layer="layout" svg:width="4.5cm" svg:height="1.003cm" svg:x="6.5cm" svg:y="18.248cm" svg:viewBox="0 0 4501 1004" draw:points="0,0 4501,0 4501,1004 0,1004">
          <text:p/>
        </draw:polygon>
        <draw:frame draw:style-name="gr27" draw:text-style-name="P7" draw:layer="layout" svg:width="14.556cm" svg:height="0.564cm" svg:x="0.998cm" svg:y="17.637cm">
          <draw:text-box>
            <text:p text:style-name="P2"><text:span text:style-name="T4">Payment of your first dues is required with this application.</text:span></text:p>
          </draw:text-box>
        </draw:frame>
        <draw:polygon draw:style-name="gr3" draw:text-style-name="P4" draw:layer="layout" svg:width="9.5cm" svg:height="1.003cm" svg:x="10.999cm" svg:y="18.248cm" svg:viewBox="0 0 9501 1004" draw:points="0,0 9501,0 9501,1004 0,1004">
          <text:p/>
        </draw:polygon>
        <draw:frame draw:style-name="gr28" draw:text-style-name="P5" draw:layer="layout" svg:width="2.182cm" svg:height="0.285cm" svg:x="1.199cm" svg:y="18.347cm">
          <draw:text-box>
            <text:p text:style-name="P2"><text:span text:style-name="T2">Payment Amount</text:span></text:p>
          </draw:text-box>
        </draw:frame>
        <draw:polygon draw:style-name="gr3" draw:text-style-name="P4" draw:layer="layout" svg:width="19.502cm" svg:height="1.801cm" svg:x="0.999cm" svg:y="19.249cm" svg:viewBox="0 0 19503 1802" draw:points="0,0 19503,0 19503,1802 0,1802">
          <text:p/>
        </draw:polygon>
        <draw:frame draw:style-name="gr29" draw:text-style-name="P5" draw:layer="layout" svg:width="1.801cm" svg:height="0.285cm" svg:x="6.699cm" svg:y="18.347cm">
          <draw:text-box>
            <text:p text:style-name="P2"><text:span text:style-name="T2">Payment Date</text:span></text:p>
          </draw:text-box>
        </draw:frame>
        <draw:polygon draw:style-name="gr3" draw:text-style-name="P4" draw:layer="layout" svg:width="0.2cm" svg:height="0.202cm" svg:x="1.5cm" svg:y="19.849cm" svg:viewBox="0 0 201 203" draw:points="0,0 201,0 201,203 0,203">
          <text:p/>
        </draw:polygon>
        <draw:frame draw:style-name="gr30" draw:text-style-name="P5" draw:layer="layout" svg:width="4.875cm" svg:height="0.285cm" svg:x="11.201cm" svg:y="18.347cm">
          <draw:text-box>
            <text:p text:style-name="P2"><text:span text:style-name="T2">Receipt Number (for cheque or cash)</text:span></text:p>
          </draw:text-box>
        </draw:frame>
        <draw:polygon draw:style-name="gr3" draw:text-style-name="P4" draw:layer="layout" svg:width="0.2cm" svg:height="0.202cm" svg:x="1.5cm" svg:y="20.449cm" svg:viewBox="0 0 201 203" draw:points="0,0 201,0 201,203 0,203">
          <text:p/>
        </draw:polygon>
        <draw:frame draw:style-name="gr31" draw:text-style-name="P5" draw:layer="layout" svg:width="4.24cm" svg:height="0.285cm" svg:x="1.199cm" svg:y="19.345cm">
          <draw:text-box>
            <text:p text:style-name="P2"><text:span text:style-name="T2">Where will we find your payment?</text:span></text:p>
          </draw:text-box>
        </draw:frame>
        <draw:polygon draw:style-name="gr3" draw:text-style-name="P4" draw:layer="layout" svg:width="0.2cm" svg:height="0.202cm" svg:x="10.999cm" svg:y="19.849cm" svg:viewBox="0 0 201 203" draw:points="0,0 201,0 201,203 0,203">
          <text:p/>
        </draw:polygon>
        <draw:frame draw:style-name="gr32" draw:text-style-name="P6" draw:layer="layout" svg:width="8.613cm" svg:height="0.352cm" svg:x="1.799cm" svg:y="19.795cm">
          <draw:text-box>
            <text:p text:style-name="P2"><text:span text:style-name="T3">I made a one time payment via PayPal or email Interact</text:span></text:p>
          </draw:text-box>
        </draw:frame>
        <draw:polygon draw:style-name="gr3" draw:text-style-name="P4" draw:layer="layout" svg:width="0.2cm" svg:height="0.202cm" svg:x="10.999cm" svg:y="20.449cm" svg:viewBox="0 0 201 203" draw:points="0,0 201,0 201,203 0,203">
          <text:p/>
        </draw:polygon>
        <draw:frame draw:style-name="gr33" draw:text-style-name="P6" draw:layer="layout" svg:width="5.901cm" svg:height="0.352cm" svg:x="1.799cm" svg:y="20.395cm">
          <draw:text-box>
            <text:p text:style-name="P2"><text:span text:style-name="T3">I set up a recurring PayPal payment</text:span></text:p>
          </draw:text-box>
        </draw:frame>
        <draw:polygon draw:style-name="gr3" draw:text-style-name="P4" draw:layer="layout" svg:width="0.2cm" svg:height="0.202cm" svg:x="14.5cm" svg:y="19.849cm" svg:viewBox="0 0 201 203" draw:points="0,0 201,0 201,203 0,203">
          <text:p/>
        </draw:polygon>
        <draw:frame draw:style-name="gr34" draw:text-style-name="P6" draw:layer="layout" svg:width="2.576cm" svg:height="0.352cm" svg:x="11.299cm" svg:y="19.795cm">
          <draw:text-box>
            <text:p text:style-name="P2"><text:span text:style-name="T3">I paid by cheque</text:span></text:p>
          </draw:text-box>
        </draw:frame>
        <draw:frame draw:style-name="gr35" draw:text-style-name="P6" draw:layer="layout" svg:width="2.169cm" svg:height="0.352cm" svg:x="11.299cm" svg:y="20.395cm">
          <draw:text-box>
            <text:p text:style-name="P2"><text:span text:style-name="T3">I paid by cash</text:span></text:p>
          </draw:text-box>
        </draw:frame>
        <draw:polygon draw:style-name="gr3" draw:text-style-name="P4" draw:layer="layout" svg:width="9.501cm" svg:height="1.001cm" svg:x="0.999cm" svg:y="22.349cm" svg:viewBox="0 0 9502 1002" draw:points="0,0 9502,0 9502,1002 0,1002">
          <text:p/>
        </draw:polygon>
        <draw:frame draw:style-name="gr36" draw:text-style-name="P6" draw:layer="layout" svg:width="4.824cm" svg:height="0.352cm" svg:x="14.799cm" svg:y="19.795cm">
          <draw:text-box>
            <text:p text:style-name="P2"><text:span text:style-name="T3">I paid by a credit card (Square)</text:span></text:p>
          </draw:text-box>
        </draw:frame>
        <draw:polygon draw:style-name="gr3" draw:text-style-name="P4" draw:layer="layout" svg:width="5.501cm" svg:height="1.001cm" svg:x="10.5cm" svg:y="22.349cm" svg:viewBox="0 0 5502 1002" draw:points="0,0 5502,0 5502,1002 0,1002">
          <text:p/>
        </draw:polygon>
        <draw:frame draw:style-name="gr37" draw:text-style-name="P7" draw:layer="layout" svg:width="5.865cm" svg:height="0.564cm" svg:x="0.998cm" svg:y="21.638cm">
          <draw:text-box>
            <text:p text:style-name="P2"><text:span text:style-name="T4">Sponsors and Approval</text:span></text:p>
          </draw:text-box>
        </draw:frame>
        <draw:polygon draw:style-name="gr3" draw:text-style-name="P4" draw:layer="layout" svg:width="4.502cm" svg:height="1.001cm" svg:x="15.999cm" svg:y="22.349cm" svg:viewBox="0 0 4503 1002" draw:points="0,0 4503,0 4503,1002 0,1002">
          <text:p/>
        </draw:polygon>
        <draw:frame draw:style-name="gr38" draw:text-style-name="P5" draw:layer="layout" svg:width="2.301cm" svg:height="0.285cm" svg:x="1.199cm" svg:y="22.446cm">
          <draw:text-box>
            <text:p text:style-name="P2"><text:span text:style-name="T2">Sponsor 1 - Name</text:span></text:p>
          </draw:text-box>
        </draw:frame>
        <draw:polygon draw:style-name="gr3" draw:text-style-name="P4" draw:layer="layout" svg:width="9.501cm" svg:height="1.001cm" svg:x="0.999cm" svg:y="23.35cm" svg:viewBox="0 0 9502 1002" draw:points="0,0 9502,0 9502,1002 0,1002">
          <text:p/>
        </draw:polygon>
        <draw:frame draw:style-name="gr39" draw:text-style-name="P5" draw:layer="layout" svg:width="1.213cm" svg:height="0.285cm" svg:x="10.7cm" svg:y="22.446cm">
          <draw:text-box>
            <text:p text:style-name="P2"><text:span text:style-name="T2">Signature</text:span></text:p>
          </draw:text-box>
        </draw:frame>
        <draw:polygon draw:style-name="gr3" draw:text-style-name="P4" draw:layer="layout" svg:width="5.501cm" svg:height="1.001cm" svg:x="10.5cm" svg:y="23.35cm" svg:viewBox="0 0 5502 1002" draw:points="0,0 5502,0 5502,1002 0,1002">
          <text:p/>
        </draw:polygon>
        <draw:frame draw:style-name="gr40" draw:text-style-name="P5" draw:layer="layout" svg:width="1.56cm" svg:height="0.285cm" svg:x="16.2cm" svg:y="22.446cm">
          <draw:text-box>
            <text:p text:style-name="P2"><text:span text:style-name="T2">Date Signed</text:span></text:p>
          </draw:text-box>
        </draw:frame>
        <draw:polygon draw:style-name="gr3" draw:text-style-name="P4" draw:layer="layout" svg:width="4.502cm" svg:height="1.001cm" svg:x="15.999cm" svg:y="23.35cm" svg:viewBox="0 0 4503 1002" draw:points="0,0 4503,0 4503,1002 0,1002">
          <text:p/>
        </draw:polygon>
        <draw:frame draw:style-name="gr38" draw:text-style-name="P5" draw:layer="layout" svg:width="2.301cm" svg:height="0.285cm" svg:x="1.199cm" svg:y="23.444cm">
          <draw:text-box>
            <text:p text:style-name="P2"><text:span text:style-name="T2">Sponsor 2 - Name</text:span></text:p>
          </draw:text-box>
        </draw:frame>
        <draw:polygon draw:style-name="gr3" draw:text-style-name="P4" draw:layer="layout" svg:width="6.502cm" svg:height="1.001cm" svg:x="0.999cm" svg:y="24.349cm" svg:viewBox="0 0 6503 1002" draw:points="0,0 6503,0 6503,1002 0,1002">
          <text:p/>
        </draw:polygon>
        <draw:frame draw:style-name="gr39" draw:text-style-name="P5" draw:layer="layout" svg:width="1.213cm" svg:height="0.285cm" svg:x="10.7cm" svg:y="23.444cm">
          <draw:text-box>
            <text:p text:style-name="P2"><text:span text:style-name="T2">Signature</text:span></text:p>
          </draw:text-box>
        </draw:frame>
        <draw:polygon draw:style-name="gr3" draw:text-style-name="P4" draw:layer="layout" svg:width="6.5cm" svg:height="1.001cm" svg:x="7.499cm" svg:y="24.349cm" svg:viewBox="0 0 6501 1002" draw:points="0,0 6501,0 6501,1002 0,1002">
          <text:p/>
        </draw:polygon>
        <draw:frame draw:style-name="gr40" draw:text-style-name="P5" draw:layer="layout" svg:width="1.56cm" svg:height="0.285cm" svg:x="16.2cm" svg:y="23.444cm">
          <draw:text-box>
            <text:p text:style-name="P2"><text:span text:style-name="T2">Date Signed</text:span></text:p>
          </draw:text-box>
        </draw:frame>
        <draw:polygon draw:style-name="gr3" draw:text-style-name="P4" draw:layer="layout" svg:width="6.501cm" svg:height="1.001cm" svg:x="13.998cm" svg:y="24.349cm" svg:viewBox="0 0 6502 1002" draw:points="0,0 6502,0 6502,1002 0,1002">
          <text:p/>
        </draw:polygon>
        <draw:frame draw:style-name="gr41" draw:text-style-name="P5" draw:layer="layout" svg:width="1.886cm" svg:height="0.285cm" svg:x="1.199cm" svg:y="24.446cm">
          <draw:text-box>
            <text:p text:style-name="P2"><text:span text:style-name="T2">ID checked by:</text:span></text:p>
          </draw:text-box>
        </draw:frame>
        <draw:polygon draw:style-name="gr3" draw:text-style-name="P4" draw:layer="layout" svg:width="9.501cm" svg:height="1.002cm" svg:x="0.999cm" svg:y="25.348cm" svg:viewBox="0 0 9502 1003" draw:points="0,0 9502,0 9502,1003 0,1003">
          <text:p/>
        </draw:polygon>
        <draw:frame draw:style-name="gr42" draw:text-style-name="P5" draw:layer="layout" svg:width="2.991cm" svg:height="0.285cm" svg:x="7.701cm" svg:y="24.446cm">
          <draw:text-box>
            <text:p text:style-name="P2"><text:span text:style-name="T2">Application checked by:</text:span></text:p>
          </draw:text-box>
        </draw:frame>
        <draw:polygon draw:style-name="gr3" draw:text-style-name="P4" draw:layer="layout" svg:width="5.501cm" svg:height="1.002cm" svg:x="10.5cm" svg:y="25.348cm" svg:viewBox="0 0 5502 1003" draw:points="0,0 5502,0 5502,1003 0,1003">
          <text:p/>
        </draw:polygon>
        <draw:frame draw:style-name="gr43" draw:text-style-name="P5" draw:layer="layout" svg:width="3.198cm" svg:height="0.285cm" svg:x="14.199cm" svg:y="24.446cm">
          <draw:text-box>
            <text:p text:style-name="P2"><text:span text:style-name="T2">Liability form checked by:</text:span></text:p>
          </draw:text-box>
        </draw:frame>
        <draw:polygon draw:style-name="gr3" draw:text-style-name="P4" draw:layer="layout" svg:width="4.502cm" svg:height="1.002cm" svg:x="15.999cm" svg:y="25.348cm" svg:viewBox="0 0 4503 1003" draw:points="0,0 4503,0 4503,1003 0,1003">
          <text:p/>
        </draw:polygon>
        <draw:frame draw:style-name="gr44" draw:text-style-name="P5" draw:layer="layout" svg:width="2.838cm" svg:height="0.285cm" svg:x="1.199cm" svg:y="25.444cm">
          <draw:text-box>
            <text:p text:style-name="P2"><text:span text:style-name="T2">Confirmed by Director:</text:span></text:p>
          </draw:text-box>
        </draw:frame>
        <draw:frame draw:style-name="gr39" draw:text-style-name="P5" draw:layer="layout" svg:width="1.213cm" svg:height="0.285cm" svg:x="10.7cm" svg:y="25.444cm">
          <draw:text-box>
            <text:p text:style-name="P2"><text:span text:style-name="T2">Signature</text:span></text:p>
          </draw:text-box>
        </draw:frame>
        <draw:frame draw:style-name="gr40" draw:text-style-name="P5" draw:layer="layout" svg:width="1.56cm" svg:height="0.285cm" svg:x="16.2cm" svg:y="25.444cm">
          <draw:text-box>
            <text:p text:style-name="P2"><text:span text:style-name="T2">Date Signed</text:span></text:p>
          </draw:text-box>
        </draw:frame>
        <draw:frame draw:style-name="gr45" draw:text-style-name="P5" draw:layer="layout" svg:width="2.19cm" svg:height="1.24cm" svg:x="19.4cm" svg:y="26.7cm">
          <draw:text-box>
            <text:p text:style-name="P2"><text:span text:style-name="T2">Page 1/3</text:span></text:p>
          </draw:text-box>
        </draw:frame>
        <draw:frame draw:style-name="gr46" draw:text-style-name="P6" draw:layer="layout" svg:width="17.536cm" svg:height="0.352cm" svg:x="1.101cm" svg:y="2.498cm">
          <draw:text-box>
            <text:p text:style-name="P2"><text:span text:style-name="T3">Please keep in the welcome room desk, then file in the black cabinet upstairs upon vetting or membership expiry.</text:span></text:p>
          </draw:text-box>
        </draw:frame>
        <draw:frame draw:style-name="gr47" draw:text-style-name="P9" draw:layer="layout" svg:width="12cm" svg:height="0.424cm" svg:x="2.647cm" svg:y="0.466cm">
          <draw:text-box>
            <text:p text:style-name="P8"><text:span text:style-name="T5"><text:s text:c="5"/></text:span><text:span text:style-name="T5">Paid <text:s text:c="8"/>Sponsored &amp; Approved <text:s text:c="8"/>Vetted <text:s text:c="8"/>Got Card</text:span></text:p>
          </draw:text-box>
        </draw:frame>
        <draw:polygon draw:style-name="gr3" draw:text-style-name="P4" draw:layer="layout" svg:width="0.402cm" svg:height="0.4cm" svg:x="2.697cm" svg:y="0.399cm" svg:viewBox="0 0 403 401" draw:points="0,0 403,0 403,401 0,401">
          <text:p/>
        </draw:polygon>
        <draw:polygon draw:style-name="gr3" draw:text-style-name="P4" draw:layer="layout" svg:width="0.402cm" svg:height="0.4cm" svg:x="4.598cm" svg:y="0.4cm" svg:viewBox="0 0 403 401" draw:points="0,0 403,0 403,401 0,401">
          <text:p/>
        </draw:polygon>
        <draw:polygon draw:style-name="gr3" draw:text-style-name="P4" draw:layer="layout" svg:width="0.402cm" svg:height="0.4cm" svg:x="10.098cm" svg:y="0.4cm" svg:viewBox="0 0 403 401" draw:points="0,0 403,0 403,401 0,401">
          <text:p/>
        </draw:polygon>
        <draw:polygon draw:style-name="gr3" draw:text-style-name="P4" draw:layer="layout" svg:width="0.402cm" svg:height="0.4cm" svg:x="12.398cm" svg:y="0.4cm" svg:viewBox="0 0 403 401" draw:points="0,0 403,0 403,401 0,401">
          <text:p/>
        </draw:polygon>
      </draw:page>
      <draw:page draw:name="page2" draw:style-name="dp1" draw:master-page-name="master-page3">
        <draw:polygon draw:style-name="gr1" draw:text-style-name="P10" draw:layer="layout" svg:width="21.589cm" svg:height="27.939cm" svg:x="0cm" svg:y="0cm" svg:viewBox="0 0 21590 27940" draw:points="0,0 21590,0 21590,27940 0,27940">
          <text:p/>
        </draw:polygon>
        <draw:frame draw:style-name="gr48" draw:text-style-name="P7" draw:layer="layout" svg:width="6.051cm" svg:height="0.564cm" svg:x="7.768cm" svg:y="0.908cm">
          <draw:text-box>
            <text:p text:style-name="P2"><text:span text:style-name="T4">Calgary Protospace Ltd.</text:span></text:p>
          </draw:text-box>
        </draw:frame>
        <draw:frame draw:style-name="gr49" draw:text-style-name="P7" draw:layer="layout" svg:width="9.48cm" svg:height="0.564cm" svg:x="6.061cm" svg:y="1.508cm">
          <draw:text-box>
            <text:p text:style-name="P2"><text:span text:style-name="T4">Release of Liability, Waiver of Claims,</text:span></text:p>
          </draw:text-box>
        </draw:frame>
        <draw:frame draw:style-name="gr50" draw:text-style-name="P7" draw:layer="layout" svg:width="11.733cm" svg:height="0.564cm" svg:x="4.928cm" svg:y="2.108cm">
          <draw:text-box>
            <text:p text:style-name="P2"><text:span text:style-name="T4">Assumption of Risks and Indemnity Agreement</text:span></text:p>
          </draw:text-box>
        </draw:frame>
        <draw:frame draw:style-name="gr51" draw:text-style-name="P11" draw:layer="layout" svg:width="4.341cm" svg:height="0.424cm" svg:x="8.632cm" svg:y="2.62cm">
          <draw:text-box>
            <text:p text:style-name="P2"><text:span text:style-name="T6">("Release Agreement")</text:span></text:p>
          </draw:text-box>
        </draw:frame>
        <draw:frame draw:style-name="gr52" draw:text-style-name="P12" draw:layer="layout" svg:width="4.502cm" svg:height="0.496cm" svg:x="1.101cm" svg:y="3.292cm">
          <draw:text-box>
            <text:p text:style-name="P2"><text:span text:style-name="T7">Assumption of Risks</text:span></text:p>
          </draw:text-box>
        </draw:frame>
        <draw:frame draw:style-name="gr53" draw:text-style-name="P13" draw:layer="layout" svg:width="18.671cm" svg:height="0.424cm" svg:x="1.101cm" svg:y="4.084cm">
          <draw:text-box>
            <text:p text:style-name="P2"><text:span text:style-name="T8">I acknowledge that inherent risks, dangers and hazards exist when using hand tools, power tools, supplies, and</text:span></text:p>
          </draw:text-box>
        </draw:frame>
        <draw:frame draw:style-name="gr54" draw:text-style-name="P13" draw:layer="layout" svg:width="18.366cm" svg:height="0.424cm" svg:x="1.101cm" svg:y="4.482cm">
          <draw:text-box>
            <text:p text:style-name="P2"><text:span text:style-name="T8">other equipment commonly used in electronics construction, fabrication, software design and other activities</text:span></text:p>
          </draw:text-box>
        </draw:frame>
        <draw:frame draw:style-name="gr55" draw:text-style-name="P13" draw:layer="layout" svg:width="18.633cm" svg:height="0.424cm" svg:x="1.101cm" svg:y="4.885cm">
          <draw:text-box>
            <text:p text:style-name="P2"><text:span text:style-name="T8">hosted by Calgary Protospace Inc. ("Protospace"). <text:s/>Participation in such activities and/or the use of equipment</text:span></text:p>
          </draw:text-box>
        </draw:frame>
        <draw:frame draw:style-name="gr56" draw:text-style-name="P13" draw:layer="layout" svg:width="17.994cm" svg:height="0.424cm" svg:x="1.101cm" svg:y="5.283cm">
          <draw:text-box>
            <text:p text:style-name="P2"><text:span text:style-name="T8">associated with technology design, manufacture and experimentation may result in injury, illness, death or</text:span></text:p>
          </draw:text-box>
        </draw:frame>
        <draw:frame draw:style-name="gr57" draw:text-style-name="P13" draw:layer="layout" svg:width="18.286cm" svg:height="0.424cm" svg:x="1.101cm" svg:y="5.682cm">
          <draw:text-box>
            <text:p text:style-name="P2"><text:span text:style-name="T8">damage to personal property. <text:s/>These risks and dangers may be caused by other people, including Protospace</text:span></text:p>
          </draw:text-box>
        </draw:frame>
        <draw:frame draw:style-name="gr58" draw:text-style-name="P13" draw:layer="layout" svg:width="19.306cm" svg:height="0.424cm" svg:x="1.101cm" svg:y="6.084cm">
          <draw:text-box>
            <text:p text:style-name="P2"><text:span text:style-name="T8">members, participants, or guests, or by accidents, acts of nature or other causes. Risks and dangers may arise from</text:span></text:p>
          </draw:text-box>
        </draw:frame>
        <draw:frame draw:style-name="gr59" draw:text-style-name="P13" draw:layer="layout" svg:width="18.599cm" svg:height="0.424cm" svg:x="1.101cm" svg:y="6.483cm">
          <draw:text-box>
            <text:p text:style-name="P2"><text:span text:style-name="T8">foreseeable or unforeseeable causes including, but not limited to, electrocution, burns, impalement, and injury</text:span></text:p>
          </draw:text-box>
        </draw:frame>
        <draw:frame draw:style-name="gr60" draw:text-style-name="P13" draw:layer="layout" svg:width="3.105cm" svg:height="0.424cm" svg:x="1.101cm" svg:y="6.881cm">
          <draw:text-box>
            <text:p text:style-name="P2"><text:span text:style-name="T8">from slips or falls.</text:span></text:p>
          </draw:text-box>
        </draw:frame>
        <draw:frame draw:style-name="gr61" draw:text-style-name="P13" draw:layer="layout" svg:width="19.116cm" svg:height="0.424cm" svg:x="1.101cm" svg:y="7.682cm">
          <draw:text-box>
            <text:p text:style-name="P2"><text:span text:style-name="T8">I am responsible for my own safety during Protospace's activities. <text:s/>This includes ensuring that tools are in proper</text:span></text:p>
          </draw:text-box>
        </draw:frame>
        <draw:frame draw:style-name="gr62" draw:text-style-name="P13" draw:layer="layout" svg:width="18.79cm" svg:height="0.424cm" svg:x="1.101cm" svg:y="8.084cm">
          <draw:text-box>
            <text:p text:style-name="P2"><text:span text:style-name="T8">working order, and that tools are used safely and responsibly. I agree not to use any tools I do not know how to</text:span></text:p>
          </draw:text-box>
        </draw:frame>
        <draw:frame draw:style-name="gr63" draw:text-style-name="P13" draw:layer="layout" svg:width="14.772cm" svg:height="0.424cm" svg:x="1.101cm" svg:y="8.483cm">
          <draw:text-box>
            <text:p text:style-name="P2"><text:span text:style-name="T8">use. I agree not to use tools or equipment while under the influence of drugs or alcohol.</text:span></text:p>
          </draw:text-box>
        </draw:frame>
        <draw:frame draw:style-name="gr64" draw:text-style-name="P13" draw:layer="layout" svg:width="17.985cm" svg:height="0.424cm" svg:x="1.101cm" svg:y="9.284cm">
          <draw:text-box>
            <text:p text:style-name="P2"><text:span text:style-name="T8">I acknowledge that a Protospace member who may be acting as my host or Sponsor and other Members of</text:span></text:p>
          </draw:text-box>
        </draw:frame>
        <draw:frame draw:style-name="gr65" draw:text-style-name="P13" draw:layer="layout" svg:width="17.71cm" svg:height="0.424cm" svg:x="1.101cm" svg:y="9.682cm">
          <draw:text-box>
            <text:p text:style-name="P2"><text:span text:style-name="T8">Protospace may advise me on safe work practices, but this does not constitute training, nor a supervisory</text:span></text:p>
          </draw:text-box>
        </draw:frame>
        <draw:frame draw:style-name="gr66" draw:text-style-name="P13" draw:layer="layout" svg:width="19.082cm" svg:height="0.424cm" svg:x="1.101cm" svg:y="10.085cm">
          <draw:text-box>
            <text:p text:style-name="P2"><text:span text:style-name="T8">relationship. <text:s/>I further acknowledge that responsibility for safely using Protospace's facilities, tools or equipment</text:span></text:p>
          </draw:text-box>
        </draw:frame>
        <draw:frame draw:style-name="gr67" draw:text-style-name="P13" draw:layer="layout" svg:width="18.699cm" svg:height="0.424cm" svg:x="1.101cm" svg:y="10.483cm">
          <draw:text-box>
            <text:p text:style-name="P2"><text:span text:style-name="T8">lies entirely on myself. <text:s/>Failure to follow reasonable safety protocols or wilful violation of reasonable safety</text:span></text:p>
          </draw:text-box>
        </draw:frame>
        <draw:frame draw:style-name="gr68" draw:text-style-name="P13" draw:layer="layout" svg:width="18.806cm" svg:height="0.424cm" svg:x="1.101cm" svg:y="10.882cm">
          <draw:text-box>
            <text:p text:style-name="P2"><text:span text:style-name="T8">protocols may result in expulsion from Protospace facilities. If I am currently a Protospace member, or become</text:span></text:p>
          </draw:text-box>
        </draw:frame>
        <draw:frame draw:style-name="gr69" draw:text-style-name="P13" draw:layer="layout" svg:width="19.272cm" svg:height="0.424cm" svg:x="1.101cm" svg:y="11.284cm">
          <draw:text-box>
            <text:p text:style-name="P2"><text:span text:style-name="T8">one, wilful violation of reasonable safety protocols may result in the termination of my membership and/or access</text:span></text:p>
          </draw:text-box>
        </draw:frame>
        <draw:frame draw:style-name="gr70" draw:text-style-name="P13" draw:layer="layout" svg:width="1.073cm" svg:height="0.424cm" svg:x="1.101cm" svg:y="11.683cm">
          <draw:text-box>
            <text:p text:style-name="P2"><text:span text:style-name="T8">rights.</text:span></text:p>
          </draw:text-box>
        </draw:frame>
        <draw:frame draw:style-name="gr71" draw:text-style-name="P13" draw:layer="layout" svg:width="19.353cm" svg:height="0.424cm" svg:x="1.101cm" svg:y="12.483cm">
          <draw:text-box>
            <text:p text:style-name="P2"><text:span text:style-name="T8">Until and unless I apply for and am accepted as a full member of Calgary Protospace, I understand that as a Guest,</text:span></text:p>
          </draw:text-box>
        </draw:frame>
        <draw:frame draw:style-name="gr72" draw:text-style-name="P13" draw:layer="layout" svg:width="19.293cm" svg:height="0.424cm" svg:x="1.101cm" svg:y="12.882cm">
          <draw:text-box>
            <text:p text:style-name="P2"><text:span text:style-name="T8">in order to access Protospace facilities or space, I must be accompanied by a member of Protospace, and I will not</text:span></text:p>
          </draw:text-box>
        </draw:frame>
        <draw:frame draw:style-name="gr73" draw:text-style-name="P13" draw:layer="layout" svg:width="19.344cm" svg:height="0.424cm" svg:x="1.101cm" svg:y="13.284cm">
          <draw:text-box>
            <text:p text:style-name="P2"><text:span text:style-name="T8">seek to access nor to remain in the space unaccompanied, until and unless I have become a member and have been</text:span></text:p>
          </draw:text-box>
        </draw:frame>
        <draw:line draw:style-name="gr3" draw:text-style-name="P14" draw:layer="layout" svg:x1="2.47cm" svg:y1="15.349cm" svg:x2="4.77cm" svg:y2="15.349cm">
          <text:p/>
        </draw:line>
        <draw:frame draw:style-name="gr74" draw:text-style-name="P13" draw:layer="layout" svg:width="7.427cm" svg:height="0.424cm" svg:x="1.101cm" svg:y="13.683cm">
          <draw:text-box>
            <text:p text:style-name="P2"><text:span text:style-name="T8">issued my own key, key fob, or access card.</text:span></text:p>
          </draw:text-box>
        </draw:frame>
        <draw:frame draw:style-name="gr75" draw:text-style-name="P13" draw:layer="layout" svg:width="1.272cm" svg:height="0.424cm" svg:x="1.101cm" svg:y="14.882cm">
          <draw:text-box>
            <text:p text:style-name="P2"><text:span text:style-name="T8">(initial)</text:span></text:p>
          </draw:text-box>
        </draw:frame>
        <draw:frame draw:style-name="gr76" draw:text-style-name="P12" draw:layer="layout" svg:width="14.01cm" svg:height="0.496cm" svg:x="1.101cm" svg:y="15.893cm">
          <draw:text-box>
            <text:p text:style-name="P2"><text:span text:style-name="T7">Release of Liability, Waiver of Claims and Indemnity Agreement</text:span></text:p>
          </draw:text-box>
        </draw:frame>
        <draw:frame draw:style-name="gr77" draw:text-style-name="P13" draw:layer="layout" svg:width="18.019cm" svg:height="0.424cm" svg:x="1.101cm" svg:y="16.681cm">
          <draw:text-box>
            <text:p text:style-name="P2"><text:span text:style-name="T8">In consideration of Protospace allowing me to participate in Protospace's activities, and for other good and</text:span></text:p>
          </draw:text-box>
        </draw:frame>
        <draw:frame draw:style-name="gr78" draw:text-style-name="P13" draw:layer="layout" svg:width="17.553cm" svg:height="0.424cm" svg:x="1.101cm" svg:y="17.084cm">
          <draw:text-box>
            <text:p text:style-name="P2"><text:span text:style-name="T8">valuable consideration, the receipt and sufficiency of which is acknowledged, I hereby agree as follows:</text:span></text:p>
          </draw:text-box>
        </draw:frame>
        <draw:frame draw:style-name="gr79" draw:text-style-name="P13" draw:layer="layout" svg:width="18.4cm" svg:height="0.424cm" svg:x="1.101cm" svg:y="17.884cm">
          <draw:text-box>
            <text:p text:style-name="P2"><text:span text:style-name="T8">1. <text:s/>RELEASE OF LIABILITY: <text:s/>The Participant (me), fully assumes all risks associated with participation in</text:span></text:p>
          </draw:text-box>
        </draw:frame>
        <draw:frame draw:style-name="gr80" draw:text-style-name="P13" draw:layer="layout" svg:width="17.947cm" svg:height="0.424cm" svg:x="1.101cm" svg:y="18.283cm">
          <draw:text-box>
            <text:p text:style-name="P2"><text:span text:style-name="T8">events, and exempts and releases Protospace, its members, officers, agents, and directors, from any and all</text:span></text:p>
          </draw:text-box>
        </draw:frame>
        <draw:frame draw:style-name="gr81" draw:text-style-name="P13" draw:layer="layout" svg:width="18.768cm" svg:height="0.424cm" svg:x="1.101cm" svg:y="18.682cm">
          <draw:text-box>
            <text:p text:style-name="P2"><text:span text:style-name="T8">liability arising out of any damage, expense, loss or injury including death to the participant or the participant's</text:span></text:p>
          </draw:text-box>
        </draw:frame>
        <draw:frame draw:style-name="gr82" draw:text-style-name="P13" draw:layer="layout" svg:width="19.099cm" svg:height="0.424cm" svg:x="1.101cm" svg:y="19.084cm">
          <draw:text-box>
            <text:p text:style-name="P2"><text:span text:style-name="T8">property while upon Protospace's premises, or using any of Protospace's equipment, or while participating in any</text:span></text:p>
          </draw:text-box>
        </draw:frame>
        <draw:frame draw:style-name="gr83" draw:text-style-name="P13" draw:layer="layout" svg:width="18.337cm" svg:height="0.424cm" svg:x="1.101cm" svg:y="19.483cm">
          <draw:text-box>
            <text:p text:style-name="P2"><text:span text:style-name="T8">of Protospace's activities, whether such loss, damage, or injury results from the negligence of Protospace, its</text:span></text:p>
          </draw:text-box>
        </draw:frame>
        <draw:frame draw:style-name="gr84" draw:text-style-name="P13" draw:layer="layout" svg:width="7.961cm" svg:height="0.424cm" svg:x="1.101cm" svg:y="19.885cm">
          <draw:text-box>
            <text:p text:style-name="P2"><text:span text:style-name="T8">members, its agents, or from some other cause.</text:span></text:p>
          </draw:text-box>
        </draw:frame>
        <draw:frame draw:style-name="gr85" draw:text-style-name="P13" draw:layer="layout" svg:width="18.823cm" svg:height="0.424cm" svg:x="1.101cm" svg:y="20.682cm">
          <draw:text-box>
            <text:p text:style-name="P2"><text:span text:style-name="T8">2. <text:s/>COVENANT NOT TO SUE: <text:s/>The Participant agrees never to institute any suit or action at law or otherwise</text:span></text:p>
          </draw:text-box>
        </draw:frame>
        <draw:frame draw:style-name="gr86" draw:text-style-name="P13" draw:layer="layout" svg:width="17.562cm" svg:height="0.424cm" svg:x="1.101cm" svg:y="21.084cm">
          <draw:text-box>
            <text:p text:style-name="P2"><text:span text:style-name="T8">against Protospace, its members, officers, board members, agents, nor to initiate or any way assist in the</text:span></text:p>
          </draw:text-box>
        </draw:frame>
        <draw:frame draw:style-name="gr87" draw:text-style-name="P13" draw:layer="layout" svg:width="17.536cm" svg:height="0.424cm" svg:x="1.101cm" svg:y="21.483cm">
          <draw:text-box>
            <text:p text:style-name="P2"><text:span text:style-name="T8">prosecution of any claim for damages or course of action that the member, member's heirs, executors or</text:span></text:p>
          </draw:text-box>
        </draw:frame>
        <draw:frame draw:style-name="gr88" draw:text-style-name="P13" draw:layer="layout" svg:width="19.137cm" svg:height="0.424cm" svg:x="1.101cm" svg:y="21.881cm">
          <draw:text-box>
            <text:p text:style-name="P2"><text:span text:style-name="T8">administrators hereafter may have by reason of injury to the person of the member or to the participant's property</text:span></text:p>
          </draw:text-box>
        </draw:frame>
        <draw:frame draw:style-name="gr89" draw:text-style-name="P13" draw:layer="layout" svg:width="9.938cm" svg:height="0.424cm" svg:x="1.101cm" svg:y="22.284cm">
          <draw:text-box>
            <text:p text:style-name="P2"><text:span text:style-name="T8">arising from the activities contemplated by this agreement.</text:span></text:p>
          </draw:text-box>
        </draw:frame>
        <draw:frame draw:style-name="gr90" draw:text-style-name="P13" draw:layer="layout" svg:width="19.374cm" svg:height="0.424cm" svg:x="1.101cm" svg:y="23.084cm">
          <draw:text-box>
            <text:p text:style-name="P2"><text:span text:style-name="T8">3. <text:s/>THIRD PARTY INDEMNIFICATION: The Participant will indemnify, save and hold harmless Protospace, its</text:span></text:p>
          </draw:text-box>
        </draw:frame>
        <draw:frame draw:style-name="gr91" draw:text-style-name="P13" draw:layer="layout" svg:width="18.959cm" svg:height="0.424cm" svg:x="1.101cm" svg:y="23.483cm">
          <draw:text-box>
            <text:p text:style-name="P2"><text:span text:style-name="T8">members, officers, directors, or agents from any and all losses, claims, actions, or proceedings of every kind and</text:span></text:p>
          </draw:text-box>
        </draw:frame>
        <draw:frame draw:style-name="gr92" draw:text-style-name="P13" draw:layer="layout" svg:width="18.87cm" svg:height="0.424cm" svg:x="1.101cm" svg:y="23.882cm">
          <draw:text-box>
            <text:p text:style-name="P2"><text:span text:style-name="T8">character which may be presented or initiated by any Third Party and which arise directly or indirectly from the</text:span></text:p>
          </draw:text-box>
        </draw:frame>
        <draw:frame draw:style-name="gr93" draw:text-style-name="P13" draw:layer="layout" svg:width="15.068cm" svg:height="0.424cm" svg:x="1.101cm" svg:y="24.284cm">
          <draw:text-box>
            <text:p text:style-name="P2"><text:span text:style-name="T8">actions of the Participant while engaged in the activities contemplated by this agreement.</text:span></text:p>
          </draw:text-box>
        </draw:frame>
        <draw:frame draw:style-name="gr94" draw:text-style-name="P13" draw:layer="layout" svg:width="17.625cm" svg:height="0.424cm" svg:x="1.101cm" svg:y="25.085cm">
          <draw:text-box>
            <text:p text:style-name="P2"><text:span text:style-name="T8">4. <text:s/>ACCEPTABLE SPEECH AND BEHAVIOUR: Protospace is accepting of all races, creeds, genders,</text:span></text:p>
          </draw:text-box>
        </draw:frame>
        <draw:frame draw:style-name="gr45" draw:text-style-name="P5" draw:layer="layout" svg:width="2.19cm" svg:height="1.24cm" svg:x="19.4cm" svg:y="26.7cm">
          <draw:text-box>
            <text:p text:style-name="P2"><text:span text:style-name="T2">Page 2/3</text:span></text:p>
          </draw:text-box>
        </draw:frame>
      </draw:page>
      <draw:page draw:name="page3" draw:style-name="dp1" draw:master-page-name="master-page3">
        <draw:polygon draw:style-name="gr1" draw:text-style-name="P10" draw:layer="layout" svg:width="21.589cm" svg:height="27.939cm" svg:x="0cm" svg:y="0cm" svg:viewBox="0 0 21590 27940" draw:points="0,0 21590,0 21590,27940 0,27940">
          <text:p/>
        </draw:polygon>
        <draw:frame draw:style-name="gr95" draw:text-style-name="P13" draw:layer="layout" svg:width="19.204cm" svg:height="0.424cm" svg:x="1.101cm" svg:y="1.082cm">
          <draw:text-box>
            <text:p text:style-name="P2"><text:span text:style-name="T8">orientations, religions and any other type of identifier. While Protospace is encouraging of freedom of speech and</text:span></text:p>
          </draw:text-box>
        </draw:frame>
        <draw:frame draw:style-name="gr96" draw:text-style-name="P13" draw:layer="layout" svg:width="19.12cm" svg:height="0.424cm" svg:x="1.101cm" svg:y="1.484cm">
          <draw:text-box>
            <text:p text:style-name="P2"><text:span text:style-name="T8">the open sharing of ideas of all types, hateful speech, harassment, threats or violence will not be tolerated. Use of</text:span></text:p>
          </draw:text-box>
        </draw:frame>
        <draw:frame draw:style-name="gr71" draw:text-style-name="P13" draw:layer="layout" svg:width="19.353cm" svg:height="0.424cm" svg:x="1.101cm" svg:y="1.883cm">
          <draw:text-box>
            <text:p text:style-name="P2"><text:span text:style-name="T8">Protospace or Protospace Members' equipment while intoxicated or otherwise impaired is forbidden for reasons of</text:span></text:p>
          </draw:text-box>
        </draw:frame>
        <draw:frame draw:style-name="gr97" draw:text-style-name="P13" draw:layer="layout" svg:width="17.909cm" svg:height="0.424cm" svg:x="1.101cm" svg:y="2.285cm">
          <draw:text-box>
            <text:p text:style-name="P2"><text:span text:style-name="T8">safety. Such actions or speech may result in consequences including warnings, membership suspension or</text:span></text:p>
          </draw:text-box>
        </draw:frame>
        <draw:frame draw:style-name="gr98" draw:text-style-name="P13" draw:layer="layout" svg:width="12.262cm" svg:height="0.424cm" svg:x="1.101cm" svg:y="2.683cm">
          <draw:text-box>
            <text:p text:style-name="P2"><text:span text:style-name="T8">termination, or expulsion from the facility (temporarily or permanently).</text:span></text:p>
          </draw:text-box>
        </draw:frame>
        <draw:frame draw:style-name="gr99" draw:text-style-name="P13" draw:layer="layout" svg:width="18.908cm" svg:height="0.424cm" svg:x="1.101cm" svg:y="3.484cm">
          <draw:text-box>
            <text:p text:style-name="P2"><text:span text:style-name="T8">5. <text:s/>This Release Agreement shall be effective and binding upon my heirs, next of kin, executors, administrators,</text:span></text:p>
          </draw:text-box>
        </draw:frame>
        <draw:frame draw:style-name="gr100" draw:text-style-name="P13" draw:layer="layout" svg:width="11.292cm" svg:height="0.424cm" svg:x="1.101cm" svg:y="3.883cm">
          <draw:text-box>
            <text:p text:style-name="P2"><text:span text:style-name="T8">assigns and representatives, in the event of my death or incapacity.</text:span></text:p>
          </draw:text-box>
        </draw:frame>
        <draw:frame draw:style-name="gr101" draw:text-style-name="P13" draw:layer="layout" svg:width="17.63cm" svg:height="0.424cm" svg:x="1.101cm" svg:y="4.684cm">
          <draw:text-box>
            <text:p text:style-name="P2"><text:span text:style-name="T8">6. <text:s/>This Release Agreement and any rights, duties and obligations as between myself and Protospace, its</text:span></text:p>
          </draw:text-box>
        </draw:frame>
        <draw:frame draw:style-name="gr102" draw:text-style-name="P13" draw:layer="layout" svg:width="18.976cm" svg:height="0.424cm" svg:x="1.101cm" svg:y="5.082cm">
          <draw:text-box>
            <text:p text:style-name="P2"><text:span text:style-name="T8">members, officers, directors or agents shall be governed by and interpreted solely in accordance with the laws of</text:span></text:p>
          </draw:text-box>
        </draw:frame>
        <draw:frame draw:style-name="gr103" draw:text-style-name="P13" draw:layer="layout" svg:width="5.628cm" svg:height="0.424cm" svg:x="1.101cm" svg:y="5.484cm">
          <draw:text-box>
            <text:p text:style-name="P2"><text:span text:style-name="T8">Alberta and no other jurisdiction.</text:span></text:p>
          </draw:text-box>
        </draw:frame>
        <draw:frame draw:style-name="gr104" draw:text-style-name="P13" draw:layer="layout" svg:width="18.557cm" svg:height="0.424cm" svg:x="1.101cm" svg:y="6.282cm">
          <draw:text-box>
            <text:p text:style-name="P2"><text:span text:style-name="T8">7. <text:s/>Any litigation involving myself and Protospace, its members, officers, directors, or agents shall be brought</text:span></text:p>
          </draw:text-box>
        </draw:frame>
        <draw:frame draw:style-name="gr105" draw:text-style-name="P13" draw:layer="layout" svg:width="14.747cm" svg:height="0.424cm" svg:x="1.101cm" svg:y="6.684cm">
          <draw:text-box>
            <text:p text:style-name="P2"><text:span text:style-name="T8">solely in Alberta and shall be within the exclusive jurisdiction of the Courts of Alberta.</text:span></text:p>
          </draw:text-box>
        </draw:frame>
        <draw:frame draw:style-name="gr68" draw:text-style-name="P13" draw:layer="layout" svg:width="18.806cm" svg:height="0.424cm" svg:x="1.101cm" svg:y="7.485cm">
          <draw:text-box>
            <text:p text:style-name="P2"><text:span text:style-name="T8">8. <text:s/>I hereby acknowledge that I have CAREFULLY read all of the provisions above, fully understand the terms</text:span></text:p>
          </draw:text-box>
        </draw:frame>
        <draw:frame draw:style-name="gr106" draw:text-style-name="P13" draw:layer="layout" svg:width="18.603cm" svg:height="0.424cm" svg:x="1.101cm" svg:y="7.883cm">
          <draw:text-box>
            <text:p text:style-name="P2"><text:span text:style-name="T8">and conditions expressed there, and do freely choose acceptance of the provisions of the foregoing paragraphs</text:span></text:p>
          </draw:text-box>
        </draw:frame>
        <draw:frame draw:style-name="gr107" draw:text-style-name="P13" draw:layer="layout" svg:width="19.264cm" svg:height="0.424cm" svg:x="1.101cm" svg:y="8.282cm">
          <draw:text-box>
            <text:p text:style-name="P2"><text:span text:style-name="T8">relating to assumption of risk, release of liability, covenant not to sue, and third party indemnification. I am aware</text:span></text:p>
          </draw:text-box>
        </draw:frame>
        <draw:line draw:style-name="gr3" draw:text-style-name="P14" draw:layer="layout" svg:x1="2.47cm" svg:y1="10.349cm" svg:x2="4.77cm" svg:y2="10.349cm">
          <text:p/>
        </draw:line>
        <draw:frame draw:style-name="gr108" draw:text-style-name="P13" draw:layer="layout" svg:width="18.658cm" svg:height="0.424cm" svg:x="1.101cm" svg:y="8.684cm">
          <draw:text-box>
            <text:p text:style-name="P2"><text:span text:style-name="T8">that this is a release of liability and a contract between myself and Protospace, and sign it of my own free will.</text:span></text:p>
          </draw:text-box>
        </draw:frame>
        <draw:frame draw:style-name="gr75" draw:text-style-name="P13" draw:layer="layout" svg:width="1.272cm" svg:height="0.424cm" svg:x="1.101cm" svg:y="9.884cm">
          <draw:text-box>
            <text:p text:style-name="P2"><text:span text:style-name="T8">(initial)</text:span></text:p>
          </draw:text-box>
        </draw:frame>
        <draw:frame draw:style-name="gr109" draw:text-style-name="P13" draw:layer="layout" svg:width="19.259cm" svg:height="0.424cm" svg:x="1.101cm" svg:y="10.684cm">
          <draw:text-box>
            <text:p text:style-name="P2"><text:span text:style-name="T8">9. <text:s/>I hereby acknowledge the danger involved in participating at Protospace, and agree to assume any and all risks</text:span></text:p>
          </draw:text-box>
        </draw:frame>
        <draw:line draw:style-name="gr3" draw:text-style-name="P14" draw:layer="layout" svg:x1="2.47cm" svg:y1="12.748cm" svg:x2="4.77cm" svg:y2="12.748cm">
          <text:p/>
        </draw:line>
        <draw:frame draw:style-name="gr110" draw:text-style-name="P13" draw:layer="layout" svg:width="14.793cm" svg:height="0.424cm" svg:x="1.101cm" svg:y="11.083cm">
          <draw:text-box>
            <text:p text:style-name="P2"><text:span text:style-name="T8">of bodily injury, death or property damage, whether those risks are known or unknown.</text:span></text:p>
          </draw:text-box>
        </draw:frame>
        <draw:frame draw:style-name="gr75" draw:text-style-name="P13" draw:layer="layout" svg:width="1.272cm" svg:height="0.424cm" svg:x="1.101cm" svg:y="12.282cm">
          <draw:text-box>
            <text:p text:style-name="P2"><text:span text:style-name="T8">(initial)</text:span></text:p>
          </draw:text-box>
        </draw:frame>
        <draw:line draw:style-name="gr3" draw:text-style-name="P14" draw:layer="layout" svg:x1="2.47cm" svg:y1="14.749cm" svg:x2="4.77cm" svg:y2="14.749cm">
          <text:p/>
        </draw:line>
        <draw:frame draw:style-name="gr111" draw:text-style-name="P13" draw:layer="layout" svg:width="14.196cm" svg:height="0.424cm" svg:x="1.101cm" svg:y="13.083cm">
          <draw:text-box>
            <text:p text:style-name="P2"><text:span text:style-name="T8">10. I hereby acknowledge that I have been shown the safety equipment in the space.</text:span></text:p>
          </draw:text-box>
        </draw:frame>
        <draw:frame draw:style-name="gr75" draw:text-style-name="P13" draw:layer="layout" svg:width="1.272cm" svg:height="0.424cm" svg:x="1.101cm" svg:y="14.283cm">
          <draw:text-box>
            <text:p text:style-name="P2"><text:span text:style-name="T8">(initial)</text:span></text:p>
          </draw:text-box>
        </draw:frame>
        <draw:frame draw:style-name="gr112" draw:text-style-name="P13" draw:layer="layout" svg:width="18.434cm" svg:height="0.424cm" svg:x="1.101cm" svg:y="15.084cm">
          <draw:text-box>
            <text:p text:style-name="P2"><text:span text:style-name="T8">In entering into this Release Agreement, I am not relying on any oral or written representations or statements</text:span></text:p>
          </draw:text-box>
        </draw:frame>
        <draw:frame draw:style-name="gr113" draw:text-style-name="P13" draw:layer="layout" svg:width="17.117cm" svg:height="0.424cm" svg:x="1.101cm" svg:y="15.482cm">
          <draw:text-box>
            <text:p text:style-name="P2"><text:span text:style-name="T8">made by Protospace, its members, officers, board members, or agents with the respect to the safety of</text:span></text:p>
          </draw:text-box>
        </draw:frame>
        <draw:frame draw:style-name="gr114" draw:text-style-name="P13" draw:layer="layout" svg:width="13.125cm" svg:height="0.424cm" svg:x="1.101cm" svg:y="15.884cm">
          <draw:text-box>
            <text:p text:style-name="P2"><text:span text:style-name="T8">Protospace's activities, other than what is set forth in this Release Agreement.</text:span></text:p>
          </draw:text-box>
        </draw:frame>
        <draw:frame draw:style-name="gr115" draw:text-style-name="P13" draw:layer="layout" svg:width="17.93cm" svg:height="0.424cm" svg:x="1.101cm" svg:y="16.682cm">
          <draw:text-box>
            <text:p text:style-name="P2"><text:span text:style-name="T8">I CONFIRM THAT I HAVE READ AND UNDERSTOOD THIS RELEASE AGREEMENT PRIOR TO</text:span></text:p>
          </draw:text-box>
        </draw:frame>
        <draw:frame draw:style-name="gr116" draw:text-style-name="P13" draw:layer="layout" svg:width="18.582cm" svg:height="0.424cm" svg:x="1.101cm" svg:y="17.084cm">
          <draw:text-box>
            <text:p text:style-name="P2"><text:span text:style-name="T8">SIGNING IT, AND I AM AWARE THAT BY SIGNING THIS RELEASE AGREEMENT I AM WAIVING</text:span></text:p>
          </draw:text-box>
        </draw:frame>
        <draw:frame draw:style-name="gr117" draw:text-style-name="P13" draw:layer="layout" svg:width="19.154cm" svg:height="0.424cm" svg:x="1.101cm" svg:y="17.482cm">
          <draw:text-box>
            <text:p text:style-name="P2"><text:span text:style-name="T8">CERTAIN LEGAL RIGHTS WHICH I OR MY HEIRS, NEXT OF KIN, EXECUTORS, ADMINISTRATORS,</text:span></text:p>
          </draw:text-box>
        </draw:frame>
        <draw:polygon draw:style-name="gr3" draw:text-style-name="P4" draw:layer="layout" svg:width="19.5cm" svg:height="1.002cm" svg:x="0.999cm" svg:y="18.948cm" svg:viewBox="0 0 19501 1003" draw:points="0,0 19501,0 19501,1003 0,1003">
          <text:p/>
        </draw:polygon>
        <draw:frame draw:style-name="gr118" draw:text-style-name="P13" draw:layer="layout" svg:width="17.951cm" svg:height="0.424cm" svg:x="1.101cm" svg:y="17.885cm">
          <draw:text-box>
            <text:p text:style-name="P2"><text:span text:style-name="T8">ASSIGNS, AND REPRESENTATIVES MAY HAVE AGAINST CALGARY PROTOSPACE LTD, ITS</text:span></text:p>
          </draw:text-box>
        </draw:frame>
        <draw:frame draw:style-name="gr119" draw:text-style-name="P13" draw:layer="layout" svg:width="9.514cm" svg:height="0.424cm" svg:x="1.101cm" svg:y="18.283cm">
          <draw:text-box>
            <text:p text:style-name="P2"><text:span text:style-name="T8">MEMBERS, OFFICERS, DIRECTORS, OR AGENTS.</text:span></text:p>
          </draw:text-box>
        </draw:frame>
        <draw:polygon draw:style-name="gr3" draw:text-style-name="P4" draw:layer="layout" svg:width="15cm" svg:height="1.001cm" svg:x="0.999cm" svg:y="19.95cm" svg:viewBox="0 0 15001 1002" draw:points="0,0 15001,0 15001,1002 0,1002">
          <text:p/>
        </draw:polygon>
        <draw:frame draw:style-name="gr120" draw:text-style-name="P5" draw:layer="layout" svg:width="3.016cm" svg:height="0.285cm" svg:x="1.199cm" svg:y="19.045cm">
          <draw:text-box>
            <text:p text:style-name="P2"><text:span text:style-name="T2">Participant Name - Print</text:span></text:p>
          </draw:text-box>
        </draw:frame>
        <draw:frame draw:style-name="gr121" draw:text-style-name="P12" draw:layer="layout" svg:width="0.493cm" svg:height="0.496cm" svg:x="7.299cm" svg:y="19.412cm">
          <draw:text-box>
            <text:p text:style-name="P2"><text:span text:style-name="T9"><text:s/></text:span></text:p>
          </draw:text-box>
        </draw:frame>
        <draw:frame draw:style-name="gr39" draw:text-style-name="P5" draw:layer="layout" svg:width="1.213cm" svg:height="0.285cm" svg:x="1.199cm" svg:y="20.044cm">
          <draw:text-box>
            <text:p text:style-name="P2"><text:span text:style-name="T2">Signature</text:span></text:p>
          </draw:text-box>
        </draw:frame>
        <draw:polygon draw:style-name="gr3" draw:text-style-name="P14" draw:layer="layout" svg:width="7.5cm" svg:height="1cm" svg:x="0.999cm" svg:y="22.45cm" svg:viewBox="0 0 7501 1001" draw:points="0,0 7501,0 7501,1001 0,1001">
          <text:p/>
        </draw:polygon>
        <draw:frame draw:style-name="gr122" draw:text-style-name="P13" draw:layer="layout" svg:width="19.044cm" svg:height="0.424cm" svg:x="1.101cm" svg:y="21.483cm">
          <draw:text-box>
            <text:p text:style-name="P2"><text:span text:style-name="T8">The following member certifies that the participant has been shown the emergency exits and safety equipment in</text:span></text:p>
          </draw:text-box>
        </draw:frame>
        <draw:polygon draw:style-name="gr3" draw:text-style-name="P14" draw:layer="layout" svg:width="7.499cm" svg:height="1cm" svg:x="8.5cm" svg:y="22.45cm" svg:viewBox="0 0 7500 1001" draw:points="0,0 7500,0 7500,1001 0,1001">
          <text:p/>
        </draw:polygon>
        <draw:frame draw:style-name="gr123" draw:text-style-name="P13" draw:layer="layout" svg:width="19.199cm" svg:height="0.424cm" svg:x="1.101cm" svg:y="21.881cm">
          <draw:text-box>
            <text:p text:style-name="P2"><text:span text:style-name="T8">the facility, and has been given an opportunity to examine this document and appears to understand its contents.</text:span></text:p>
          </draw:text-box>
        </draw:frame>
        <draw:frame draw:style-name="gr124" draw:text-style-name="P5" draw:layer="layout" svg:width="3.749cm" svg:height="0.569cm" svg:x="1.199cm" svg:y="22.543cm">
          <draw:text-box>
            <text:p text:style-name="P2"><text:span text:style-name="T2">Touring Member Name - Print</text:span></text:p>
          </draw:text-box>
        </draw:frame>
        <draw:frame draw:style-name="gr125" draw:text-style-name="P5" draw:layer="layout" svg:width="3.368cm" svg:height="0.285cm" svg:x="8.701cm" svg:y="22.543cm">
          <draw:text-box>
            <text:p text:style-name="P2"><text:span text:style-name="T2">Touring Member Signature</text:span></text:p>
          </draw:text-box>
        </draw:frame>
        <draw:frame draw:style-name="gr126" draw:text-style-name="P15" draw:layer="layout" svg:width="7.699cm" svg:height="0.424cm" svg:x="1.101cm" svg:y="23.984cm">
          <draw:text-box>
            <text:p text:style-name="P2"><text:span text:style-name="T8">In the case of a participant who is a minor:</text:span></text:p>
          </draw:text-box>
        </draw:frame>
        <draw:polygon draw:style-name="gr3" draw:text-style-name="P4" draw:layer="layout" svg:width="7.501cm" svg:height="1.001cm" svg:x="0.999cm" svg:y="25.449cm" svg:viewBox="0 0 7502 1002" draw:points="0,0 7502,0 7502,1002 0,1002">
          <text:p/>
        </draw:polygon>
        <draw:frame draw:style-name="gr127" draw:text-style-name="P13" draw:layer="layout" svg:width="19.192cm" svg:height="0.424cm" svg:x="1.101cm" svg:y="24.583cm">
          <draw:text-box>
            <text:p text:style-name="P2"><text:span text:style-name="T8">I acknowledge and agree to be bound by the terms of this agreement both for myself, and on the part of the minor</text:span></text:p>
          </draw:text-box>
        </draw:frame>
        <draw:polygon draw:style-name="gr3" draw:text-style-name="P4" draw:layer="layout" svg:width="7.501cm" svg:height="1.001cm" svg:x="8.5cm" svg:y="25.449cm" svg:viewBox="0 0 7502 1002" draw:points="0,0 7502,0 7502,1002 0,1002">
          <text:p/>
        </draw:polygon>
        <draw:frame draw:style-name="gr128" draw:text-style-name="P13" draw:layer="layout" svg:width="4.227cm" svg:height="0.424cm" svg:x="1.101cm" svg:y="24.985cm">
          <draw:text-box>
            <text:p text:style-name="P2"><text:span text:style-name="T8">named as the participant.</text:span></text:p>
          </draw:text-box>
        </draw:frame>
        <draw:polygon draw:style-name="gr3" draw:text-style-name="P14" draw:layer="layout" svg:width="4.502cm" svg:height="1.001cm" svg:x="15.999cm" svg:y="25.449cm" svg:viewBox="0 0 4503 1002" draw:points="0,0 4503,0 4503,1002 0,1002">
          <text:p/>
        </draw:polygon>
        <draw:frame draw:style-name="gr129" draw:text-style-name="P5" draw:layer="layout" svg:width="4.079cm" svg:height="0.285cm" svg:x="1.199cm" svg:y="25.543cm">
          <draw:text-box>
            <text:p text:style-name="P2"><text:span text:style-name="T2">Parent or Guardian Name - Print</text:span></text:p>
          </draw:text-box>
        </draw:frame>
        <draw:frame draw:style-name="gr130" draw:text-style-name="P5" draw:layer="layout" svg:width="3.698cm" svg:height="0.285cm" svg:x="8.7cm" svg:y="25.543cm">
          <draw:text-box>
            <text:p text:style-name="P2"><text:span text:style-name="T2">Parent or Guardian Signature</text:span></text:p>
          </draw:text-box>
        </draw:frame>
        <draw:frame draw:style-name="gr25" draw:text-style-name="P5" draw:layer="layout" svg:width="2.694cm" svg:height="0.285cm" svg:x="16.2cm" svg:y="25.543cm">
          <draw:text-box>
            <text:p text:style-name="P2"><text:span text:style-name="T2">Date (YYYY-MM-DD)</text:span></text:p>
          </draw:text-box>
        </draw:frame>
        <draw:polygon draw:style-name="gr3" draw:text-style-name="P14" draw:layer="layout" svg:width="4.499cm" svg:height="1cm" svg:x="16cm" svg:y="22.451cm" svg:viewBox="0 0 4500 1001" draw:points="0,0 4500,0 4500,1001 0,1001">
          <text:p/>
        </draw:polygon>
        <draw:frame draw:style-name="gr25" draw:text-style-name="P5" draw:layer="layout" svg:width="2.694cm" svg:height="0.285cm" svg:x="16.201cm" svg:y="22.544cm">
          <draw:text-box>
            <text:p text:style-name="P2"><text:span text:style-name="T2">Date (YYYY-MM-DD)</text:span></text:p>
          </draw:text-box>
        </draw:frame>
        <draw:polygon draw:style-name="gr3" draw:text-style-name="P4" draw:layer="layout" svg:width="4.499cm" svg:height="1.001cm" svg:x="16cm" svg:y="19.95cm" svg:viewBox="0 0 4500 1002" draw:points="0,0 4500,0 4500,1002 0,1002">
          <text:p/>
        </draw:polygon>
        <draw:frame draw:style-name="gr25" draw:text-style-name="P5" draw:layer="layout" svg:width="2.694cm" svg:height="0.285cm" svg:x="16.2cm" svg:y="20.044cm">
          <draw:text-box>
            <text:p text:style-name="P2"><text:span text:style-name="T2">Date (YYYY-MM-DD)</text:span></text:p>
          </draw:text-box>
        </draw:frame>
        <draw:frame draw:style-name="gr45" draw:text-style-name="P5" draw:layer="layout" svg:width="2.19cm" svg:height="1.24cm" svg:x="19.4cm" svg:y="26.7cm">
          <draw:text-box>
            <text:p text:style-name="P2"><text:span text:style-name="T2">Page 3/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/>
    <style:font-face style:name="NimbusRoman" svg:font-family="NimbusRoman"/>
    <style:font-face style:name="NimbusRomanRegular" svg:font-family="NimbusRomanRegular"/>
    <style:font-face style:name="NimbusSans1" svg:font-family="NimbusSans"/>
    <style:font-face style:name="Bitstream Vera Sans" svg:font-family="'Bitstream Vera Sans'" style:font-pitch="variable"/>
    <style:font-face style:name="Liberation Serif2" svg:font-family="'Liberation Serif'" style:font-pitch="variable"/>
    <style:font-face style:name="Nimbus Roman" svg:font-family="'Nimbus Roman'" style:font-pitch="variable"/>
    <style:font-face style:name="NimbusRoman1" svg:font-family="NimbusRoman" style:font-pitch="variable"/>
    <style:font-face style:name="NimbusRomanRegular1" svg:font-family="NimbusRomanRegular" style:font-pitch="variable"/>
    <style:font-face style:name="NimbusSans" svg:font-family="Nimbus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erif1" svg:font-family="'Liberation Serif'" style:font-family-generic="swiss" style:font-pitch="variable"/>
    <style:font-face style:name="Nimbus Sans" svg:font-family="'Nimbus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5T17:30:46.593138493</dc:date>
    <meta:editing-duration>PT3M24S</meta:editing-duration>
    <meta:editing-cycles>4</meta:editing-cycles>
    <meta:generator>LibreOffice/6.4.5.2$Linux_X86_64 LibreOffice_project/40$Build-2</meta:generator>
    <meta:document-statistic meta:object-count="200"/>
  </office:meta>
</office:document-meta>
</file>